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ll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Roll</text:p>
          </table:table-cell>
          <table:covered-table-cell table:number-columns-repeated="10" table:style-name="ce2"/>
          <table:table-cell table:number-columns-repeated="3"/>
          <table:table-cell table:style-name="ce6" office:value-type="string" calcext:value-type="string" table:number-columns-spanned="3" table:number-rows-spanned="1">
            <text:p>Exp 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Exp2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11" table:style-name="ce2"/>
          <table:table-cell table:number-columns-repeated="3"/>
          <table:table-cell office:value-type="string" calcext:value-type="string">
            <text:p>Joint 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1" table:number-rows-spanned="1">
            <text:p>Static Parameters</text:p>
          </table:table-cell>
          <table:covered-table-cell table:number-columns-repeated="10" table:style-name="ce2"/>
          <table:table-cell table:number-columns-repeated="3"/>
          <table:table-cell office:value-type="string" calcext:value-type="string">
            <text:p>Roll</text:p>
          </table:table-cell>
          <table:table-cell office:value-type="string" calcext:value-type="string">
            <text:p>Fc</text:p>
          </table:table-cell>
          <table:table-cell office:value-type="float" office:value="4.6881" calcext:value-type="float">
            <text:p>4,688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T File</text:p>
          </table:table-cell>
          <table:table-cell table:style-name="ce2" office:value-type="string" calcext:value-type="string">
            <text:p>roll_vel_3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Fs</text:p>
          </table:table-cell>
          <table:table-cell office:value-type="float" office:value="5.7303" calcext:value-type="float">
            <text:p>5,730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[42 61; 93 106; 128 138.7; 155.6 164.1; 178 185; 197 202.8; 213 218.3; 227.5 232; 240 244.25; 252 255.4 ]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Vs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office:value-type="float" office:value="4.7986" calcext:value-type="float">
            <text:p>4,7986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sigma2</text:p>
          </table:table-cell>
          <table:table-cell office:value-type="float" office:value="5.0642" calcext:value-type="float">
            <text:p>5,06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2" office:value-type="float" office:value="5.9905" calcext:value-type="float">
            <text:p>5,9905</text:p>
          </table:table-cell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3"/>
          <table:table-cell office:value-type="string" calcext:value-type="string">
            <text:p>Pitch</text:p>
          </table:table-cell>
          <table:table-cell office:value-type="string" calcext:value-type="string">
            <text:p>Fc</text:p>
          </table:table-cell>
          <table:table-cell office:value-type="float" office:value="0.5208" calcext:value-type="float">
            <text:p>0,5208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c</text:p>
          </table:table-cell>
          <table:table-cell office:value-type="float" office:value="0.5808" calcext:value-type="float">
            <text:p>0,5808</text:p>
          </table:table-cell>
          <table:table-cell/>
        </table:table-row>
        <table:table-row table:style-name="ro1">
          <table:table-cell table:style-name="ce2" office:value-type="string" calcext:value-type="string">
            <text:p>Vs</text:p>
          </table:table-cell>
          <table:table-cell table:style-name="ce2" office:value-type="float" office:value="0.0603" calcext:value-type="float">
            <text:p>0,0603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Fs</text:p>
          </table:table-cell>
          <table:table-cell office:value-type="float" office:value="1.3737" calcext:value-type="float">
            <text:p>1,3737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igma2</text:p>
          </table:table-cell>
          <table:table-cell table:style-name="ce2" office:value-type="float" office:value="4.2581" calcext:value-type="float">
            <text:p>4,2581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Vs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Vs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1" table:number-rows-spanned="1">
            <text:p>Dynamic Parameters</text:p>
          </table:table-cell>
          <table:covered-table-cell table:number-columns-repeated="10" table:style-name="ce2"/>
          <table:table-cell table:number-columns-repeated="4"/>
          <table:table-cell office:value-type="string" calcext:value-type="string">
            <text:p>sigma2</text:p>
          </table:table-cell>
          <table:table-cell office:value-type="float" office:value="0.8525" calcext:value-type="float">
            <text:p>0,8525</text:p>
          </table:table-cell>
          <table:table-cell/>
          <table:table-cell office:value-type="string" calcext:value-type="string">
            <text:p>sigma2</text:p>
          </table:table-cell>
          <table:table-cell office:value-type="float" office:value="1.295" calcext:value-type="float">
            <text:p>1,295</text:p>
          </table:table-cell>
          <table:table-cell/>
        </table:table-row>
        <table:table-row table:style-name="ro1">
          <table:table-cell table:style-name="ce2" office:value-type="string" calcext:value-type="string">
            <text:p>MAT File</text:p>
          </table:table-cell>
          <table:table-cell table:style-name="ce2" office:value-type="string" calcext:value-type="string">
            <text:p>roll_torque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sigma0</text:p>
          </table:table-cell>
          <table:table-cell office:value-type="float" office:value="1867.6" calcext:value-type="float">
            <text:p>1867,6</text:p>
          </table:table-cell>
          <table:table-cell/>
          <table:table-cell office:value-type="string" calcext:value-type="string">
            <text:p>sigma0</text:p>
          </table:table-cell>
          <table:table-cell office:value-type="float" office:value="1860.2" calcext:value-type="float">
            <text:p>1860,2</text:p>
          </table:table-cell>
          <table:table-cell/>
        </table:table-row>
        <table:table-row table:style-name="ro1"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[56 60]</text:p>
          </table:table-cell>
          <table:table-cell table:style-name="ce2" table:number-columns-repeated="9"/>
          <table:table-cell table:number-columns-repeated="4"/>
          <table:table-cell office:value-type="string" calcext:value-type="string">
            <text:p>sigma1</text:p>
          </table:table-cell>
          <table:table-cell office:value-type="float" office:value="207.7" calcext:value-type="float">
            <text:p>207,7</text:p>
          </table:table-cell>
          <table:table-cell/>
          <table:table-cell office:value-type="string" calcext:value-type="string">
            <text:p>sigma1</text:p>
          </table:table-cell>
          <table:table-cell office:value-type="float" office:value="209.7" calcext:value-type="float">
            <text:p>209,7</text:p>
          </table:table-cell>
          <table:table-cell/>
        </table:table-row>
        <table:table-row table:style-name="ro1">
          <table:table-cell table:style-name="ce2" office:value-type="string" calcext:value-type="string">
            <text:p>sigma0</text:p>
          </table:table-cell>
          <table:table-cell table:style-name="ce4" office:value-type="float" office:value="88843" calcext:value-type="float">
            <text:p>8,88E+04</text:p>
          </table:table-cell>
          <table:table-cell table:style-name="ce2" table:number-columns-repeated="9"/>
          <table:table-cell table:number-columns-repeated="10"/>
        </table:table-row>
        <table:table-row table:style-name="ro1">
          <table:table-cell table:style-name="ce2" office:value-type="string" calcext:value-type="string">
            <text:p>sigma1</text:p>
          </table:table-cell>
          <table:table-cell table:style-name="ce4" office:value-type="float" office:value="90559" calcext:value-type="float">
            <text:p>9,06E+04</text:p>
          </table:table-cell>
          <table:table-cell table:style-name="ce2" table:number-columns-repeated="9"/>
          <table:table-cell table:number-columns-repeated="10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Roll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sigma0_otim </text:p>
          </table:table-cell>
          <table:table-cell/>
          <table:table-cell office:value-type="string" calcext:value-type="string">
            <text:p>sigma0_otim 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<text:s text:c="3"/>1.8055e+04</text:p>
          </table:table-cell>
          <table:table-cell/>
          <table:table-cell office:value-type="string" calcext:value-type="string">
            <text:p><text:s text:c="3"/>2.9481e+04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sigma1_otim </text:p>
          </table:table-cell>
          <table:table-cell/>
          <table:table-cell office:value-type="string" calcext:value-type="string">
            <text:p>sigma1_otim 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<text:s text:c="3"/>1.6132e+05</text:p>
          </table:table-cell>
          <table:table-cell/>
          <table:table-cell office:value-type="string" calcext:value-type="string">
            <text:p><text:s text:c="3"/>1.4989e+05</text:p>
          </table:table-cell>
          <table:table-cell table:number-columns-repeated="3"/>
        </table:table-row>
      </table:table>
      <table:table table:name="Pitch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 table:number-columns-spanned="11" table:number-rows-spanned="2">
            <text:p>Pitch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11" table:number-rows-spanned="1">
            <text:p>Static Parameter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MAT File</text:p>
          </table:table-cell>
          <table:table-cell office:value-type="string" calcext:value-type="string">
            <text:p>pitch_vel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[150 500; 900 1130; 1400 1550; 1760 1900; 2060 2170; 2305 2400; 2515 2600; 2700 2770; 2865 2930; 3009 3031; 3059 3070; 3108 3114; 3123.5 3128; 3136.5 3140; 3147.5 3151; 3158 3161.4; 3168 3171; 3177 3179.3; 3184.6 3187; 3192 3193.5; 3198.5 3199.8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0.5808" calcext:value-type="float">
            <text:p>0,5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0.001" calcext:value-type="float">
            <text:p>0,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2</text:p>
          </table:table-cell>
          <table:table-cell office:value-type="float" office:value="1.295" calcext:value-type="float">
            <text:p>1,29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11" table:number-rows-spanned="1">
            <text:p>Dynamic Parameter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MAT File</text:p>
          </table:table-cell>
          <table:table-cell table:number-columns-repeated="4" office:value-type="string" calcext:value-type="string">
            <text:p>pitch_tor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[138 143]</text:p>
          </table:table-cell>
          <table:table-cell office:value-type="string" calcext:value-type="string">
            <text:p>[137 144]</text:p>
          </table:table-cell>
          <table:table-cell office:value-type="string" calcext:value-type="string">
            <text:p>[144 151]</text:p>
          </table:table-cell>
          <table:table-cell office:value-type="string" calcext:value-type="string">
            <text:p>[165 17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0</text:p>
          </table:table-cell>
          <table:table-cell table:number-columns-repeated="4" office:value-type="float" office:value="243510" calcext:value-type="float">
            <text:p>243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1</text:p>
          </table:table-cell>
          <table:table-cell table:number-columns-repeated="4" office:value-type="float" office:value="15261" calcext:value-type="float">
            <text:p>15261</text:p>
          </table:table-cell>
          <table:table-cell table:number-columns-repeated="6"/>
        </table:table-row>
      </table:table>
      <table:table table:name="Yaw" table:style-name="ta1">
        <table:table-column table:style-name="co1" table:default-cell-style-name="ce2"/>
        <table:table-column table:style-name="co3" table:default-cell-style-name="ce2"/>
        <table:table-column table:style-name="co1" table:number-columns-repeated="9" table:default-cell-style-name="ce2"/>
        <table:table-row table:style-name="ro1">
          <table:table-cell table:style-name="ce1" office:value-type="string" calcext:value-type="string" table:number-columns-spanned="11" table:number-rows-spanned="2">
            <text:p>Yaw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11" table:number-rows-spanned="1">
            <text:p>Static Parameter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MAT File</text:p>
          </table:table-cell>
          <table:table-cell office:value-type="string" calcext:value-type="string">
            <text:p>yaw_vel, yaw_vel_2, yaw_vel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</text:p>
          </table:table-cell>
          <table:table-cell table:style-name="ce8" office:value-type="string" calcext:value-type="string">
            <text:p>[30 660; 1320 1860; 2480 2940; 3480 3900; 4370 4510; 4680 4750; 4860 4910; 4980 5020], [200 2200; 4600 6000; 7600 8650; 9900 10700; 11700 12300], [60 110; 180 220; 272 307; 350 380; 420 448; 484 510; 545 570; 601 623; 651 670; 697 712; 736 750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0.4067" calcext:value-type="float">
            <text:p>0,4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0.5076" calcext:value-type="float">
            <text:p>0,5076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0.0066" calcext:value-type="float">
            <text:p>0,00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2</text:p>
          </table:table-cell>
          <table:table-cell office:value-type="float" office:value="0.2122" calcext:value-type="float">
            <text:p>0,212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11" table:number-rows-spanned="1">
            <text:p>Dynamic Parameter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MAT File</text:p>
          </table:table-cell>
          <table:table-cell office:value-type="string" calcext:value-type="string">
            <text:p>yaw_tor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[68 72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0</text:p>
          </table:table-cell>
          <table:table-cell table:style-name="ce4" office:value-type="float" office:value="1149.3" calcext:value-type="float">
            <text:p>1,15E+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1</text:p>
          </table:table-cell>
          <table:table-cell table:style-name="ce4" office:value-type="float" office:value="105.5" calcext:value-type="float">
            <text:p>1,06E+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08:53:30.214144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7:10:31.607762364</meta:creation-date>
    <meta:editing-duration>PT30M44S</meta:editing-duration>
    <meta:editing-cycles>4</meta:editing-cycles>
    <meta:generator>LibreOffice/5.1.6.2$Linux_X86_64 LibreOffice_project/10m0$Build-2</meta:generator>
    <dc:date>2019-05-03T11:04:41.590686055</dc:date>
    <meta:document-statistic meta:table-count="3" meta:cell-count="131" meta:object-count="0"/>
  </office:meta>
</office:document-meta>
</file>